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3000000363E9DC0DE.png" manifest:media-type="image/png"/>
  <manifest:file-entry manifest:full-path="Pictures/10000201000001FA00000036E504265E.png" manifest:media-type="image/png"/>
  <manifest:file-entry manifest:full-path="Pictures/100002010000026D00000037A96A389A.png" manifest:media-type="image/png"/>
  <manifest:file-entry manifest:full-path="Pictures/10000201000001D800000038B8A35A2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041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5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531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3" style:family="paragraph">
      <style:text-properties fo:color="#ffffff" fo:font-weight="bold" style:font-weight-asian="bold" style:font-weight-complex="bold"/>
    </style:style>
    <style:style style:name="T1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2.487cm" svg:height="1.438cm" svg:x="0.013cm" svg:y="1.642cm">
          <draw:image xlink:href="Pictures/10000201000001D800000038B8A35A25.png" xlink:type="simple" xlink:show="embed" xlink:actuate="onLoad">
            <text:p/>
          </draw:image>
        </draw:frame>
        <draw:frame draw:style-name="gr2" draw:text-style-name="P1" draw:layer="layout" svg:width="16.43cm" svg:height="1.454cm" svg:x="0cm" svg:y="0.1cm">
          <draw:image xlink:href="Pictures/100002010000026D00000037A96A389A.png" xlink:type="simple" xlink:show="embed" xlink:actuate="onLoad">
            <text:p/>
          </draw:image>
        </draw:frame>
        <draw:frame draw:style-name="gr3" draw:text-style-name="P2" draw:layer="layout" svg:width="1.002cm" svg:height="0.878cm" svg:x="15.498cm" svg:y="0.6cm">
          <draw:text-box>
            <text:p><text:span text:style-name="T1">a)</text:span></text:p>
          </draw:text-box>
        </draw:frame>
        <draw:frame draw:style-name="gr4" draw:text-style-name="P3" draw:layer="layout" svg:width="1.103cm" svg:height="0.962cm" svg:x="12.365cm" svg:y="4.788cm">
          <draw:text-box>
            <text:p><text:span text:style-name="T2">b)</text:span></text:p>
          </draw:text-box>
        </draw:frame>
        <draw:frame draw:style-name="gr2" draw:text-style-name="P1" draw:layer="layout" svg:width="13.387cm" svg:height="1.428cm" svg:x="-0.087cm" svg:y="4.672cm">
          <draw:image xlink:href="Pictures/10000201000001FA00000036E504265E.png" xlink:type="simple" xlink:show="embed" xlink:actuate="onLoad">
            <text:p/>
          </draw:image>
        </draw:frame>
        <draw:frame draw:style-name="gr2" draw:text-style-name="P1" draw:layer="layout" svg:width="9.815cm" svg:height="1.428cm" svg:x="-0.03cm" svg:y="3.15cm">
          <draw:image xlink:href="Pictures/1000020100000173000000363E9DC0DE.png" xlink:type="simple" xlink:show="embed" xlink:actuate="onLoad">
            <text:p/>
          </draw:image>
        </draw:frame>
        <draw:frame draw:style-name="gr5" draw:text-style-name="P2" draw:layer="layout" svg:width="1.031cm" svg:height="0.878cm" svg:x="11.598cm" svg:y="2.2cm">
          <draw:text-box>
            <text:p><text:span text:style-name="T1">b)</text:span></text:p>
          </draw:text-box>
        </draw:frame>
        <draw:frame draw:style-name="gr3" draw:text-style-name="P2" draw:layer="layout" svg:width="1.002cm" svg:height="0.878cm" svg:x="8.898cm" svg:y="3.7cm">
          <draw:text-box>
            <text:p><text:span text:style-name="T1">c)</text:span></text:p>
          </draw:text-box>
        </draw:frame>
        <draw:frame draw:style-name="gr5" draw:text-style-name="P2" draw:layer="layout" svg:width="1.031cm" svg:height="0.878cm" svg:x="12.298cm" svg:y="5.2cm">
          <draw:text-box>
            <text:p><text:span text:style-name="T1">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cm" fo:page-height="6.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7-11-19T17:24:12.319659888</meta:creation-date>
    <dc:date>2017-11-28T12:19:18.363953424</dc:date>
    <dc:creator>dario </dc:creator>
    <meta:editing-duration>PT9M47S</meta:editing-duration>
    <meta:editing-cycles>3</meta:editing-cycles>
    <meta:generator>LibreOffice/4.3.3.2$Linux_X86_64 LibreOffice_project/430m0$Build-2</meta:generator>
    <meta:document-statistic meta:object-count="9"/>
  </office:meta>
</office:document-meta>
</file>